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2839in" svg:y="0.3323in">
            <draw:object draw:notify-on-update-of-ranges="Sheet1.B1:Sheet1.B1 Sheet1.B2:Sheet1.B16 Sheet1.C1:Sheet1.C1 Sheet1.C2:Sheet1.C16 Sheet1.B2:Sheet1.B16 Sheet1.H2:Sheet1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3114in" svg:y="3.661in">
            <draw:object draw:notify-on-update-of-ranges="Sheet1.F2:Sheet1.F16 Sheet1.C1:Sheet1.C1 Sheet1.E2:Sheet1.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Cent. Wave (nm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og lambda</text:p>
          </table:table-cell>
          <table:table-cell office:value-type="string" calcext:value-type="string">
            <text:p>log k</text:p>
          </table:table-cell>
          <table:table-cell office:value-type="string" calcext:value-type="string">
            <text:p>1/lambda</text:p>
          </table:table-cell>
          <table:table-cell office:value-type="string" calcext:value-type="string">
            <text:p>log k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5" calcext:value-type="float">
            <text:p>365</text:p>
          </table:table-cell>
          <table:table-cell office:value-type="float" office:value="0.523" calcext:value-type="float">
            <text:p>0.523</text:p>
          </table:table-cell>
          <table:table-cell table:formula="of:=LOG10([.B2])" office:value-type="float" office:value="2.56229286445647" calcext:value-type="float">
            <text:p>2.56229286445647</text:p>
          </table:table-cell>
          <table:table-cell table:formula="of:=LOG10([.C2])" office:value-type="float" office:value="-0.281498311132726" calcext:value-type="float">
            <text:p>-0.281498311132726</text:p>
          </table:table-cell>
          <table:table-cell table:formula="of:=1/[.B2]" office:value-type="float" office:value="0.00273972602739726" calcext:value-type="float">
            <text:p>0.00273972602739726</text:p>
          </table:table-cell>
          <table:table-cell table:formula="of:=[.F2]*[.$I$17]+[.$J$17]" office:value-type="float" office:value="-0.659470736983504" calcext:value-type="float">
            <text:p>-0.659470736983504</text:p>
          </table:table-cell>
          <table:table-cell table:formula="of:=[.C2]" office:value-type="float" office:value="0.523" calcext:value-type="float">
            <text:p>0.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45" calcext:value-type="float">
            <text:p>445</text:p>
          </table:table-cell>
          <table:table-cell office:value-type="float" office:value="0.242" calcext:value-type="float">
            <text:p>0.242</text:p>
          </table:table-cell>
          <table:table-cell table:formula="of:=LOG10([.B3])" office:value-type="float" office:value="2.64836001098093" calcext:value-type="float">
            <text:p>2.64836001098093</text:p>
          </table:table-cell>
          <table:table-cell table:formula="of:=LOG10([.C3])" office:value-type="float" office:value="-0.616184634019569" calcext:value-type="float">
            <text:p>-0.616184634019569</text:p>
          </table:table-cell>
          <table:table-cell table:formula="of:=1/[.B3]" office:value-type="float" office:value="0.00224719101123596" calcext:value-type="float">
            <text:p>0.00224719101123596</text:p>
          </table:table-cell>
          <table:table-cell table:formula="of:=[.F3]*[.$I$17]+[.$J$17]" office:value-type="float" office:value="-0.738283395019983" calcext:value-type="float">
            <text:p>-0.738283395019983</text:p>
          </table:table-cell>
          <table:table-cell table:formula="of:=[.C3]" office:value-type="float" office:value="0.242" calcext:value-type="float">
            <text:p>0.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LOG10([.B4])" office:value-type="float" office:value="2.66651798055488" calcext:value-type="float">
            <text:p>2.66651798055488</text:p>
          </table:table-cell>
          <table:table-cell/>
          <table:table-cell table:formula="of:=1/[.B4]" office:value-type="float" office:value="0.0021551724137931" calcext:value-type="float">
            <text:p>0.0021551724137931</text:p>
          </table:table-cell>
          <table:table-cell table:formula="of:=[.F4]*[.$I$17]+[.$J$17]" office:value-type="float" office:value="-0.753007688756055" calcext:value-type="float">
            <text:p>-0.753007688756055</text:p>
          </table:table-cell>
          <table:table-cell table:formula="of:=ROUND(([.C5]-[.C3])/([.B5]-[.B3])*([.B4]-[.B3])+[.C3];3)" office:value-type="float" office:value="0.226" calcext:value-type="float">
            <text:p>0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1" calcext:value-type="float">
            <text:p>551</text:p>
          </table:table-cell>
          <table:table-cell office:value-type="float" office:value="0.155" calcext:value-type="float">
            <text:p>0.155</text:p>
          </table:table-cell>
          <table:table-cell table:formula="of:=LOG10([.B5])" office:value-type="float" office:value="2.74115159885178" calcext:value-type="float">
            <text:p>2.74115159885178</text:p>
          </table:table-cell>
          <table:table-cell table:formula="of:=LOG10([.C5])" office:value-type="float" office:value="-0.809668301829709" calcext:value-type="float">
            <text:p>-0.809668301829709</text:p>
          </table:table-cell>
          <table:table-cell table:formula="of:=1/[.B5]" office:value-type="float" office:value="0.00181488203266788" calcext:value-type="float">
            <text:p>0.00181488203266788</text:p>
          </table:table-cell>
          <table:table-cell table:formula="of:=[.F5]*[.$I$17]+[.$J$17]" office:value-type="float" office:value="-0.807459024317428" calcext:value-type="float">
            <text:p>-0.807459024317428</text:p>
          </table:table-cell>
          <table:table-cell table:formula="of:=[.C5]" office:value-type="float" office:value="0.155" calcext:value-type="float">
            <text:p>0.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LOG10([.B6])" office:value-type="float" office:value="2.81822589361396" calcext:value-type="float">
            <text:p>2.81822589361396</text:p>
          </table:table-cell>
          <table:table-cell/>
          <table:table-cell table:formula="of:=1/[.B6]" office:value-type="float" office:value="0.00151975683890578" calcext:value-type="float">
            <text:p>0.00151975683890578</text:p>
          </table:table-cell>
          <table:table-cell table:formula="of:=[.F6]*[.$I$17]+[.$J$17]" office:value-type="float" office:value="-0.854683282919794" calcext:value-type="float">
            <text:p>-0.854683282919794</text:p>
          </table:table-cell>
          <table:table-cell table:formula="of:=ROUND(10^[.G6];3)" office:value-type="float" office:value="0.14" calcext:value-type="float">
            <text:p>0.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LOG10([.B7])" office:value-type="float" office:value="2.90633504180509" calcext:value-type="float">
            <text:p>2.90633504180509</text:p>
          </table:table-cell>
          <table:table-cell/>
          <table:table-cell table:formula="of:=1/[.B7]" office:value-type="float" office:value="0.00124069478908189" calcext:value-type="float">
            <text:p>0.00124069478908189</text:p>
          </table:table-cell>
          <table:table-cell table:formula="of:=[.F7]*[.$I$17]+[.$J$17]" office:value-type="float" office:value="-0.899337208391209" calcext:value-type="float">
            <text:p>-0.899337208391209</text:p>
          </table:table-cell>
          <table:table-cell table:formula="of:=ROUND(10^[.G7];3)" office:value-type="float" office:value="0.126" calcext:value-type="float">
            <text:p>0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LOG10([.B8])" office:value-type="float" office:value="2.95424250943932" calcext:value-type="float">
            <text:p>2.95424250943932</text:p>
          </table:table-cell>
          <table:table-cell/>
          <table:table-cell table:formula="of:=1/[.B8]" office:value-type="float" office:value="0.00111111111111111" calcext:value-type="float">
            <text:p>0.00111111111111111</text:p>
          </table:table-cell>
          <table:table-cell table:formula="of:=[.F8]*[.$I$17]+[.$J$17]" office:value-type="float" office:value="-0.920072453122875" calcext:value-type="float">
            <text:p>-0.920072453122875</text:p>
          </table:table-cell>
          <table:table-cell table:formula="of:=ROUND(10^[.G8];3)" office:value-type="float" office:value="0.12" calcext:value-type="float">
            <text:p>0.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LOG10([.B9])" office:value-type="float" office:value="3.00860017176192" calcext:value-type="float">
            <text:p>3.00860017176192</text:p>
          </table:table-cell>
          <table:table-cell/>
          <table:table-cell table:formula="of:=1/[.B9]" office:value-type="float" office:value="0.000980392156862745" calcext:value-type="float">
            <text:p>0.000980392156862745</text:p>
          </table:table-cell>
          <table:table-cell table:formula="of:=[.F9]*[.$I$17]+[.$J$17]" office:value-type="float" office:value="-0.940989358321527" calcext:value-type="float">
            <text:p>-0.940989358321527</text:p>
          </table:table-cell>
          <table:table-cell table:formula="of:=ROUND(10^[.G9];3)" office:value-type="float" office:value="0.115" calcext:value-type="float">
            <text:p>0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220" calcext:value-type="float">
            <text:p>1220</text:p>
          </table:table-cell>
          <table:table-cell office:value-type="float" office:value="0.109" calcext:value-type="float">
            <text:p>0.109</text:p>
          </table:table-cell>
          <table:table-cell table:formula="of:=LOG10([.B10])" office:value-type="float" office:value="3.08635983067475" calcext:value-type="float">
            <text:p>3.08635983067475</text:p>
          </table:table-cell>
          <table:table-cell table:formula="of:=LOG10([.C10])" office:value-type="float" office:value="-0.962573502059376" calcext:value-type="float">
            <text:p>-0.962573502059376</text:p>
          </table:table-cell>
          <table:table-cell table:formula="of:=1/[.B10]" office:value-type="float" office:value="0.000819672131147541" calcext:value-type="float">
            <text:p>0.000819672131147541</text:p>
          </table:table-cell>
          <table:table-cell table:formula="of:=[.F10]*[.$I$17]+[.$J$17]" office:value-type="float" office:value="-0.966706864713312" calcext:value-type="float">
            <text:p>-0.966706864713312</text:p>
          </table:table-cell>
          <table:table-cell table:formula="of:=[.C10]" office:value-type="float" office:value="0.109" calcext:value-type="float">
            <text:p>0.109</text:p>
          </table:table-cell>
          <table:table-cell office:value-type="float" office:value="-0.809668301829709" calcext:value-type="float">
            <text:p>-0.809668301829709</text:p>
          </table:table-cell>
          <table:table-cell office:value-type="float" office:value="0.00181488203266788" calcext:value-type="float">
            <text:p>0.0018148820326678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30" calcext:value-type="float">
            <text:p>1630</text:p>
          </table:table-cell>
          <table:table-cell table:number-columns-repeated="3"/>
          <table:table-cell table:formula="of:=1/[.B11]" office:value-type="float" office:value="0.000613496932515337" calcext:value-type="float">
            <text:p>0.000613496932515337</text:p>
          </table:table-cell>
          <table:table-cell table:formula="of:=[.F11]*[.$I$17]+[.$J$17]" office:value-type="float" office:value="-0.999697849906701" calcext:value-type="float">
            <text:p>-0.999697849906701</text:p>
          </table:table-cell>
          <table:table-cell table:formula="of:=ROUND(10^[.G11];3)" office:value-type="float" office:value="0.1" calcext:value-type="float">
            <text:p>0.100</text:p>
          </table:table-cell>
          <table:table-cell office:value-type="float" office:value="-0.962573502059376" calcext:value-type="float">
            <text:p>-0.962573502059376</text:p>
          </table:table-cell>
          <table:table-cell office:value-type="float" office:value="0.000819672131147541" calcext:value-type="float">
            <text:p>0.00081967213114754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90" calcext:value-type="float">
            <text:p>2190</text:p>
          </table:table-cell>
          <table:table-cell office:value-type="float" office:value="0.096" calcext:value-type="float">
            <text:p>0.096</text:p>
          </table:table-cell>
          <table:table-cell table:formula="of:=LOG10([.B12])" office:value-type="float" office:value="3.34044411484012" calcext:value-type="float">
            <text:p>3.34044411484012</text:p>
          </table:table-cell>
          <table:table-cell table:formula="of:=LOG10([.C12])" office:value-type="float" office:value="-1.01772876696043" calcext:value-type="float">
            <text:p>-1.01772876696043</text:p>
          </table:table-cell>
          <table:table-cell table:formula="of:=1/[.B12]" office:value-type="float" office:value="0.00045662100456621" calcext:value-type="float">
            <text:p>0.00045662100456621</text:p>
          </table:table-cell>
          <table:table-cell table:formula="of:=[.F12]*[.$I$17]+[.$J$17]" office:value-type="float" office:value="-1.0248002455901" calcext:value-type="float">
            <text:p>-1.0248002455901</text:p>
          </table:table-cell>
          <table:table-cell table:formula="of:=[.C12]" office:value-type="float" office:value="0.096" calcext:value-type="float">
            <text:p>0.096</text:p>
          </table:table-cell>
          <table:table-cell office:value-type="float" office:value="-1.01772876696043" calcext:value-type="float">
            <text:p>-1.01772876696043</text:p>
          </table:table-cell>
          <table:table-cell office:value-type="float" office:value="0.00045662100456621" calcext:value-type="float">
            <text:p>0.000456621004566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450" calcext:value-type="float">
            <text:p>3450</text:p>
          </table:table-cell>
          <table:table-cell office:value-type="float" office:value="0.087" calcext:value-type="float">
            <text:p>0.087</text:p>
          </table:table-cell>
          <table:table-cell table:formula="of:=LOG10([.B13])" office:value-type="float" office:value="3.53781909507327" calcext:value-type="float">
            <text:p>3.53781909507327</text:p>
          </table:table-cell>
          <table:table-cell table:formula="of:=LOG10([.C13])" office:value-type="float" office:value="-1.06048074738138" calcext:value-type="float">
            <text:p>-1.06048074738138</text:p>
          </table:table-cell>
          <table:table-cell table:formula="of:=1/[.B13]" office:value-type="float" office:value="0.000289855072463768" calcext:value-type="float">
            <text:p>0.000289855072463768</text:p>
          </table:table-cell>
          <table:table-cell table:formula="of:=[.F13]*[.$I$17]+[.$J$17]" office:value-type="float" office:value="-1.05148518361006" calcext:value-type="float">
            <text:p>-1.05148518361006</text:p>
          </table:table-cell>
          <table:table-cell table:formula="of:=[.C13]" office:value-type="float" office:value="0.087" calcext:value-type="float">
            <text:p>0.087</text:p>
          </table:table-cell>
          <table:table-cell office:value-type="float" office:value="-1.06048074738138" calcext:value-type="float">
            <text:p>-1.06048074738138</text:p>
          </table:table-cell>
          <table:table-cell office:value-type="float" office:value="0.000289855072463768" calcext:value-type="float">
            <text:p>0.00028985507246376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750" calcext:value-type="float">
            <text:p>4750</text:p>
          </table:table-cell>
          <table:table-cell table:number-columns-repeated="3"/>
          <table:table-cell table:formula="of:=1/[.B14]" office:value-type="float" office:value="0.000210526315789474" calcext:value-type="float">
            <text:p>0.000210526315789474</text:p>
          </table:table-cell>
          <table:table-cell table:formula="of:=[.F14]*[.$I$17]+[.$J$17]" office:value-type="float" office:value="-1.06417892104412" calcext:value-type="float">
            <text:p>-1.06417892104412</text:p>
          </table:table-cell>
          <table:table-cell table:formula="of:=ROUND(10^[.G14];3)" office:value-type="float" office:value="0.086" calcext:value-type="float">
            <text:p>0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formula="of:=1/[.B15]" office:value-type="float" office:value="0.0000952380952380952" calcext:value-type="float">
            <text:p>9.52380952380952E-05</text:p>
          </table:table-cell>
          <table:table-cell table:formula="of:=[.F15]*[.$I$17]+[.$J$17]" office:value-type="float" office:value="-1.08262668780954" calcext:value-type="float">
            <text:p>-1.08262668780954</text:p>
          </table:table-cell>
          <table:table-cell table:formula="of:=ROUND(10^[.G15];3)" office:value-type="float" office:value="0.083" calcext:value-type="float">
            <text:p>0.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table:formula="of:=1/[.B16]" office:value-type="float" office:value="0.0000476190476190476" calcext:value-type="float">
            <text:p>4.76190476190476E-05</text:p>
          </table:table-cell>
          <table:table-cell table:formula="of:=[.F16]*[.$I$17]+[.$J$17]" office:value-type="float" office:value="-1.09024641756048" calcext:value-type="float">
            <text:p>-1.09024641756048</text:p>
          </table:table-cell>
          <table:table-cell table:formula="of:=ROUND(10^[.G16];3)"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NDEX(LINEST([.I10:.I13];[.J10:.J13];1;1);1;1)" office:value-type="float" office:value="160.014324769689" calcext:value-type="float">
            <text:p>160.014324769689</text:p>
          </table:table-cell>
          <table:table-cell table:formula="of:=INDEX(LINEST([.I10:.I13];[.J10:.J13];1;1);1;2)" office:value-type="float" office:value="-1.09786614731142" calcext:value-type="float">
            <text:p>-1.09786614731142</text:p>
          </table:table-cell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57:45.095219563</meta:creation-date>
    <dc:date>2022-09-17T15:33:44.101526809</dc:date>
    <meta:editing-duration>P1DT1H15M18S</meta:editing-duration>
    <meta:editing-cycles>1</meta:editing-cycles>
    <meta:document-statistic meta:table-count="1" meta:cell-count="116" meta:object-count="2"/>
    <meta:generator>LibreOffice/7.2.7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1.B1:Sheet1.C16 Sheet1.H2:Sheet1.H16" chart:data-source-has-labels="row" svg:x="0.32cm" svg:y="0.18cm" svg:width="13.097cm" svg:height="8.64cm">
          <chart:coordinate-region svg:x="1.047cm" svg:y="0.38cm" svg:width="11.90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6" chart:label-cell-address="Sheet1.C1:Sheet1.C1" chart:class="chart:scatter">
            <chart:domain table:cell-range-address="Sheet1.B2:Sheet1.B16"/>
            <chart:data-point chart:repeated="15"/>
          </chart:series>
          <chart:series chart:style-name="ch8" chart:values-cell-range-address="Sheet1.H2:Sheet1.H16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">
                <text:p>365</text:p>
                <draw:g>
                  <svg:desc>Sheet1.B2:Sheet1.B16</svg:desc>
                </draw:g>
              </table:table-cell>
              <table:table-cell office:value-type="float" office:value="0.523">
                <text:p>0.523</text:p>
                <draw:g>
                  <svg:desc>Sheet1.C2:Sheet1.C16</svg:desc>
                </draw:g>
              </table:table-cell>
              <table:table-cell office:value-type="float" office:value="0.523">
                <text:p>0.523</text:p>
                <draw:g>
                  <svg:desc>Sheet1.H2:Sheet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5">
                <text:p>445</text:p>
              </table:table-cell>
              <table:table-cell office:value-type="float" office:value="0.242">
                <text:p>0.242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1">
                <text:p>551</text:p>
              </table:table-cell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0">
                <text:p>1220</text:p>
              </table:table-cell>
              <table:table-cell office:value-type="float" office:value="0.109">
                <text:p>0.109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0">
                <text:p>2190</text:p>
              </table:table-cell>
              <table:table-cell office:value-type="float" office:value="0.096">
                <text:p>0.09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0">
                <text:p>3450</text:p>
              </table:table-cell>
              <table:table-cell office:value-type="float" office:value="0.087">
                <text:p>0.08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NaN">
                <text:p>NaN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0.081">
                <text:p>0.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52cm" style:legend-expansion="high" chart:style-name="ch2"/>
        <chart:plot-area chart:style-name="ch3" table:cell-range-address="Sheet1.E2:Sheet1.F16 Sheet1.C1:Sheet1.C1" chart:data-source-has-labels="row" svg:x="0.32cm" svg:y="0.18cm" svg:width="12.587cm" svg:height="8.64cm">
          <chart:coordinate-region svg:x="1.153cm" svg:y="0.379cm" svg:width="11.32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6" chart:label-cell-address="Sheet1.C1:Sheet1.C1" chart:class="chart:scatter">
            <chart:domain table:cell-range-address="Sheet1.F2:Sheet1.F16"/>
            <chart:regression-curve chart:style-name="ch8"/>
            <chart:data-point chart:repeated="3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3972602739726">
                <text:p>0.00273972602739726</text:p>
                <draw:g>
                  <svg:desc>Sheet1.F2:Sheet1.F16</svg:desc>
                </draw:g>
              </table:table-cell>
              <table:table-cell office:value-type="float" office:value="-0.281498311132726">
                <text:p>-0.281498311132726</text:p>
                <draw:g>
                  <svg:desc>Sheet1.E2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4719101123596">
                <text:p>0.00224719101123596</text:p>
              </table:table-cell>
              <table:table-cell office:value-type="float" office:value="-0.616184634019569">
                <text:p>-0.616184634019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1551724137931">
                <text:p>0.0021551724137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81488203266788">
                <text:p>0.00181488203266788</text:p>
              </table:table-cell>
              <table:table-cell office:value-type="float" office:value="-0.809668301829709">
                <text:p>-0.809668301829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51975683890578">
                <text:p>0.00151975683890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24069478908189">
                <text:p>0.00124069478908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80392156862745">
                <text:p>0.000980392156862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9672131147541">
                <text:p>0.000819672131147541</text:p>
              </table:table-cell>
              <table:table-cell office:value-type="float" office:value="-0.962573502059376">
                <text:p>-0.962573502059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13496932515337">
                <text:p>0.00061349693251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5662100456621">
                <text:p>0.00045662100456621</text:p>
              </table:table-cell>
              <table:table-cell office:value-type="float" office:value="-1.01772876696043">
                <text:p>-1.01772876696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89855072463768">
                <text:p>0.000289855072463768</text:p>
              </table:table-cell>
              <table:table-cell office:value-type="float" office:value="-1.06048074738138">
                <text:p>-1.06048074738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10526315789474">
                <text:p>0.000210526315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952380952380952">
                <text:p>0.000095238095238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476190476190476">
                <text:p>0.00004761904761904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